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visibility="collapse" table:default-cell-style-name="ce2"/>
        <table:table-row table:style-name="ro1">
          <table:table-cell table:style-name="ce1" office:value-type="string" table:number-columns-spanned="5" table:number-rows-spanned="1">
            <text:p>kopalnia_DATASIZE_200_KNN_3_distanceAlgorithm_STATISTICS_Algorithms_MAGNETIC</text:p>
          </table:table-cell>
          <table:covered-table-cell table:number-columns-repeated="4"/>
        </table:table-row>
        <table:table-row table:style-name="ro2">
          <table:table-cell table:style-name="ce1" office:value-type="string" table:number-columns-spanned="5" table:number-rows-spanned="1">
            <text:p>ŚREDNI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5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6.3157894736842">
            <text:p>26.32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6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31.5789473684211">
            <text:p>31.58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3,15,16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7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36.8421052631579">
            <text:p>36.84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2,10,15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6,18,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kopalnia_DATASIZE_200_KNN_3_distanceAlgorithm_STATISTICS_Algorithms_RSSI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8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42.1052631578947">
            <text:p>42.11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3,11,8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25:1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